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3.082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1.083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1.356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4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tient ID</text:p>
          </table:table-cell>
          <table:table-cell table:style-name="ce10" office:value-type="string" calcext:value-type="string">
            <text:p>ADC [W x H x N]</text:p>
          </table:table-cell>
          <table:table-cell table:style-name="ce10" office:value-type="string" calcext:value-type="string">
            <text:p>match</text:p>
          </table:table-cell>
          <table:table-cell table:style-name="ce10" office:value-type="string" calcext:value-type="string">
            <text:p>use</text:p>
          </table:table-cell>
          <table:table-cell table:style-name="ce10" office:value-type="string" calcext:value-type="string">
            <text:p>BG</text:p>
          </table:table-cell>
          <table:table-cell table:style-name="ce10" office:value-type="string" calcext:value-type="string">
            <text:p>LES</text:p>
          </table:table-cell>
          <table:table-cell table:style-name="ce10" office:value-type="string" calcext:value-type="string">
            <text:p>PZ</text:p>
          </table:table-cell>
          <table:table-cell table:style-name="ce10" office:value-type="string" calcext:value-type="string">
            <text:p>PRO</text:p>
          </table:table-cell>
          <table:table-cell table:style-name="ce9" office:value-type="string" calcext:value-type="string">
            <text:p>DCE [W x H x N x C]</text:p>
          </table:table-cell>
          <table:table-cell table:style-name="ce9" office:value-type="string" calcext:value-type="string">
            <text:p>match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BG</text:p>
          </table:table-cell>
          <table:table-cell table:style-name="ce9" office:value-type="string" calcext:value-type="string">
            <text:p>LES</text:p>
          </table:table-cell>
          <table:table-cell table:style-name="ce9" office:value-type="string" calcext:value-type="string">
            <text:p>PZ</text:p>
          </table:table-cell>
          <table:table-cell table:style-name="ce9" office:value-type="string" calcext:value-type="string">
            <text:p>PRO</text:p>
          </table:table-cell>
          <table:table-cell table:style-name="ce12" office:value-type="string" calcext:value-type="string">
            <text:p>T2 [W x H x N]</text:p>
          </table:table-cell>
          <table:table-cell table:style-name="ce12" office:value-type="string" calcext:value-type="string">
            <text:p>match</text:p>
          </table:table-cell>
          <table:table-cell table:style-name="ce12" office:value-type="string" calcext:value-type="string">
            <text:p>use</text:p>
          </table:table-cell>
          <table:table-cell table:style-name="ce12" office:value-type="string" calcext:value-type="string">
            <text:p>BG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PZ</text:p>
          </table:table-cell>
          <table:table-cell table:style-name="ce12" office:value-type="string" calcext:value-type="string">
            <text:p>PRO</text:p>
          </table:table-cell>
          <table:table-cell table:style-name="ce17" office:value-type="string" calcext:value-type="string">
            <text:p>all avail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5.16587954577960538519952296357807597863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84 384 2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AND([.$E2]=1; [.$L2]=1; [.$S2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5.20160260637862977496883371611382748412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84 384 2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IF(AND([.$E3]=1; [.$L3]=1; [.$S3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5.32753212391366797326069736361997392528</text:p>
          </table:table-cell>
          <table:table-cell table:style-name="ce13" office:value-type="string" calcext:value-type="string">
            <text:p>50 82 28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 82 2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4]=1; [.$L4]=1; [.$S4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5.36571998564400483058529933346370129061</text:p>
          </table:table-cell>
          <table:table-cell office:value-type="string" calcext:value-type="string">
            <text:p>192 168 54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 168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40 640 3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IF(AND([.$E5]=1; [.$L5]=1; [.$S5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5.46633705456322350328401117110968071646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 168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40 640 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IF(AND([.$E6]=1; [.$L6]=1; [.$S6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5.47654875590220848581826852294722641736</text:p>
          </table:table-cell>
          <table:table-cell office:value-type="string" calcext:value-type="string">
            <text:p>192 168 54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2 168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4 384 22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IF(AND([.$E7]=1; [.$L7]=1; [.$S7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25.52696973620974230257621093358972518246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2 168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0 640 4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IF(AND([.$E8]=1; [.$L8]=1; [.$S8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5.62960676618543916833271465846852233054</text:p>
          </table:table-cell>
          <table:table-cell office:value-type="string" calcext:value-type="string">
            <text:p>192 168 6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68 60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640 640 39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IF(AND([.$E9]=1; [.$L9]=1; [.$S9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25.67689433239126820915884526133817064950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2 168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4 384 2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AND([.$E10]=1; [.$L10]=1; [.$S10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25.73373351650181962804998321380814179389</text:p>
          </table:table-cell>
          <table:table-cell office:value-type="string" calcext:value-type="string">
            <text:p>192 144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 144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11]=1; [.$L11]=1; [.$S11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25.97451150620477817939599116248152956482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68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0 320 4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IF(AND([.$E12]=1; [.$L12]=1; [.$S12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25.98424014757228127147521087817339781720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40 640 45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IF(AND([.$E13]=1; [.$L13]=1; [.$S13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25.106158470415091923704066038061253004463</text:p>
          </table:table-cell>
          <table:table-cell office:value-type="string" calcext:value-type="string">
            <text:p>192 144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 144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14]=1; [.$L14]=1; [.$S14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25.112059286411290233319444248607978137175</text:p>
          </table:table-cell>
          <table:table-cell office:value-type="string" calcext:value-type="string">
            <text:p>192 144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144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15]=1; [.$L15]=1; [.$S15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25.115118562367465760885868556047363006809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40 640 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IF(AND([.$E16]=1; [.$L16]=1; [.$S16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25.143647086371506238144966069408882640104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40 640 4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IF(AND([.$E17]=1; [.$L17]=1; [.$S17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25.145325119148112227535704660150432112744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8 768 2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AND([.$E18]=1; [.$L18]=1; [.$S18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25.154613599351710398354815863125892978281</text:p>
          </table:table-cell>
          <table:table-cell office:value-type="string" calcext:value-type="string">
            <text:p>192 13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40 640 4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IF(AND([.$E19]=1; [.$L19]=1; [.$S19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25.163734887344991709486017639730798819954</text:p>
          </table:table-cell>
          <table:table-cell office:value-type="string" calcext:value-type="string">
            <text:p>192 168 5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 168 58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84 384 2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$E20]=1; [.$L20]=1; [.$S20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25.165299523289576307633218666788917632442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40 640 3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IF(AND([.$E21]=1; [.$L21]=1; [.$S21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25.166568643142668535991132519590311137058</text:p>
          </table:table-cell>
          <table:table-cell office:value-type="string" calcext:value-type="string">
            <text:p>192 156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40 640 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IF(AND([.$E22]=1; [.$L22]=1; [.$S22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25.169499415547834839663877919141036099853</text:p>
          </table:table-cell>
          <table:table-cell office:value-type="string" calcext:value-type="string">
            <text:p>192 168 6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2 168 60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0 640 4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IF(AND([.$E23]=1; [.$L23]=1; [.$S23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25.171357647892041850694769228383989690160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40 640 39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IF(AND([.$E24]=1; [.$L24]=1; [.$S24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25.171884663526867358437998356086042322206</text:p>
          </table:table-cell>
          <table:table-cell office:value-type="string" calcext:value-type="string">
            <text:p>192 168 54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40 640 3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IF(AND([.$E25]=1; [.$L25]=1; [.$S25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25.179350206503096342490382903749956180214</text:p>
          </table:table-cell>
          <table:table-cell office:value-type="string" calcext:value-type="string">
            <text:p>192 144 5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44 50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26]=1; [.$L26]=1; [.$S26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25.206470833513266809513082285770518757633</text:p>
          </table:table-cell>
          <table:table-cell table:style-name="ce13" office:value-type="string" calcext:value-type="string">
            <text:p>50 82 24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27]=1; [.$L27]=1; [.$S27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25.207535082355298937769288472440085100416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40 640 4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IF(AND([.$E28]=1; [.$L28]=1; [.$S28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25.216705196018556171177084642727617494581</text:p>
          </table:table-cell>
          <table:table-cell office:value-type="string" calcext:value-type="string">
            <text:p>192 144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44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29]=1; [.$L29]=1; [.$S29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25.218216477731213362336537663063129048430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4 384 2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AND([.$E30]=1; [.$L30]=1; [.$S30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25.235354401574461393373225623473746014277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60 160 25 2 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0 640 45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IF(AND([.$E31]=1; [.$L31]=1; [.$S31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.25.235939989997693363547212521260747976227</text:p>
          </table:table-cell>
          <table:table-cell office:value-type="string" calcext:value-type="string">
            <text:p>160 136 2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0 136 20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32]=1; [.$L32]=1; [.$S32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.25.265499916785337359131195050167479870693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0 640 4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IF(AND([.$E33]=1; [.$L33]=1; [.$S33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.25.266584107538929881008812954206231620606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 168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0 640 5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formula="of:=IF(AND([.$E34]=1; [.$L34]=1; [.$S34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.25.270249399017125190138447382313895099880</text:p>
          </table:table-cell>
          <table:table-cell table:style-name="ce13" office:value-type="string" calcext:value-type="string">
            <text:p>empty</text:p>
          </table:table-cell>
          <table:table-cell table:style-name="ce14" office:value-type="string" calcext:value-type="string">
            <text:p>na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3" office:value-type="string" calcext:value-type="string">
            <text:p>empty</text:p>
          </table:table-cell>
          <table:table-cell table:style-name="ce14" office:value-type="string" calcext:value-type="string">
            <text:p>n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3" office:value-type="string" calcext:value-type="string">
            <text:p>empty</text:p>
          </table:table-cell>
          <table:table-cell table:style-name="ce14" office:value-type="string" calcext:value-type="string">
            <text:p>na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formula="of:=IF(AND([.$E35]=1; [.$L35]=1; [.$S35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.25.281706112274598290102726508116551349862</text:p>
          </table:table-cell>
          <table:table-cell office:value-type="string" calcext:value-type="string">
            <text:p>192 144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 144 54 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$E36]=1; [.$L36]=1; [.$S36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.25.288959812455210728478256593086025361114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40 640 4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IF(AND([.$E37]=1; [.$L37]=1; [.$S37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.25.301126510654538781659991078822966621264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4 384 20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IF(AND([.$E38]=1; [.$L38]=1; [.$S38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.25.312232340879547966351204976918670355606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40 640 5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IF(AND([.$E39]=1; [.$L39]=1; [.$S39]=1) 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.25.323563794825064776404353844122547564027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60 160 2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0 640 4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IF(AND([.$E40]=1; [.$L40]=1; [.$S40]=1) 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.25.324379588584499243665925913838906917204</text:p>
          </table:table-cell>
          <table:table-cell office:value-type="string" calcext:value-type="string">
            <text:p>192 168 5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 168 54 3 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40 640 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AND([.$E41]=1; [.$L41]=1; [.$S41]=1) ;1;0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Default"/>
          <table:table-cell table:style-name="ce4" office:value-type="string" calcext:value-type="string">
            <text:p>Sum</text:p>
          </table:table-cell>
          <table:table-cell table:style-name="ce10" table:number-columns-repeated="2"/>
          <table:table-cell table:style-name="ce10" table:formula="of:=SUM([.E2:.E41])" office:value-type="float" office:value="37" calcext:value-type="float">
            <text:p>37</text:p>
          </table:table-cell>
          <table:table-cell table:style-name="ce10" table:formula="of:=SUM([.F2:.F41])" office:value-type="float" office:value="2028" calcext:value-type="float">
            <text:p>2028</text:p>
          </table:table-cell>
          <table:table-cell table:style-name="ce10" table:formula="of:=SUMIF([.$E$2:.$E$41];&quot;=1&quot;;[.G2:.G41])" office:value-type="float" office:value="156" calcext:value-type="float">
            <text:p>156</text:p>
          </table:table-cell>
          <table:table-cell table:style-name="ce10" table:formula="of:=SUMIF([.$E$2:.$E$41];&quot;=1&quot;;[.H2:.H41])" office:value-type="float" office:value="303" calcext:value-type="float">
            <text:p>303</text:p>
          </table:table-cell>
          <table:table-cell table:style-name="ce10" table:formula="of:=SUMIF([.$E$2:.$E$41];&quot;=1&quot;;[.I2:.I41])" office:value-type="float" office:value="428" calcext:value-type="float">
            <text:p>428</text:p>
          </table:table-cell>
          <table:table-cell table:style-name="ce9" table:number-columns-repeated="2"/>
          <table:table-cell table:style-name="ce9" table:formula="of:=SUM([.L2:.L41])" office:value-type="float" office:value="29" calcext:value-type="float">
            <text:p>29</text:p>
          </table:table-cell>
          <table:table-cell table:style-name="ce9" table:formula="of:=SUM([.M2:.M41])" office:value-type="float" office:value="1597" calcext:value-type="float">
            <text:p>1597</text:p>
          </table:table-cell>
          <table:table-cell table:style-name="ce9" table:formula="of:=SUMIF([.$L$2:.$L$41];&quot;=1&quot;;[.N2:.N41])" office:value-type="float" office:value="86" calcext:value-type="float">
            <text:p>86</text:p>
          </table:table-cell>
          <table:table-cell table:style-name="ce9" table:formula="of:=SUMIF([.$L$2:.$L$41];&quot;=1&quot;;[.O2:.O41])" office:value-type="float" office:value="208" calcext:value-type="float">
            <text:p>208</text:p>
          </table:table-cell>
          <table:table-cell table:style-name="ce9" table:formula="of:=SUMIF([.$L$2:.$L$41];&quot;=1&quot;;[.P2:.P41])" office:value-type="float" office:value="305" calcext:value-type="float">
            <text:p>305</text:p>
          </table:table-cell>
          <table:table-cell table:style-name="ce12" table:number-columns-repeated="2"/>
          <table:table-cell table:style-name="ce12" table:formula="of:=SUM([.S2:.S41])" office:value-type="float" office:value="30" calcext:value-type="float">
            <text:p>30</text:p>
          </table:table-cell>
          <table:table-cell table:style-name="ce12" table:formula="of:=SUM([.T2:.T41])" office:value-type="float" office:value="1106" calcext:value-type="float">
            <text:p>1106</text:p>
          </table:table-cell>
          <table:table-cell table:style-name="ce12" table:formula="of:=SUMIF([.$S$2:.$S$41]; &quot;=1&quot;;[.U2:.U41])" office:value-type="float" office:value="297" calcext:value-type="float">
            <text:p>297</text:p>
          </table:table-cell>
          <table:table-cell table:style-name="ce12" table:formula="of:=SUMIF([.$S$2:.$S$41]; &quot;=1&quot;;[.V2:.V41])" office:value-type="float" office:value="674" calcext:value-type="float">
            <text:p>674</text:p>
          </table:table-cell>
          <table:table-cell table:style-name="ce12" table:formula="of:=SUMIF([.$S$2:.$S$41]; &quot;=1&quot;;[.W2:.W41])" office:value-type="float" office:value="895" calcext:value-type="float">
            <text:p>895</text:p>
          </table:table-cell>
          <table:table-cell table:style-name="ce18" table:formula="of:=SUM([.X2:.X41])" office:value-type="float" office:value="22" calcext:value-type="float">
            <text:p>22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Default" table:number-columns-repeated="2"/>
          <table:table-cell table:style-name="ce13" office:value-type="string" calcext:value-type="string">
            <text:p>shape?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.00.0000</text:date>, <text:time style:data-style-name="N2" text:time-value="14:16:06.7067109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8:40:38.778375579</meta:creation-date>
    <dc:date>2021-07-16T14:42:47.922910972</dc:date>
    <meta:editing-duration>PT6H48M26S</meta:editing-duration>
    <meta:editing-cycles>39</meta:editing-cycles>
    <meta:generator>LibreOffice/6.4.7.2$Linux_X86_64 LibreOffice_project/40$Build-2</meta:generator>
    <meta:document-statistic meta:table-count="1" meta:cell-count="1002" meta:object-count="0"/>
  </office:meta>
</office:document-meta>
</file>